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var ds-font-family-code" svg:font-family="'var ds-font-family-code'"/>
  </office:font-face-decls>
  <office:automatic-styles>
    <style:style style:name="P1" style:family="paragraph" style:parent-style-name="Text_20_body" style:master-page-name="">
      <loext:graphic-properties draw:fill="none"/>
      <style:paragraph-properties fo:margin-left="-0.3118in" fo:margin-right="0in" fo:text-indent="0in" style:auto-text-indent="false" style:page-number="auto" fo:background-color="transparent"/>
      <style:text-properties fo:font-variant="normal" fo:text-transform="none" fo:color="#404040" loext:opacity="100%" style:font-name="Inter" fo:font-size="12pt" fo:letter-spacing="normal" fo:font-style="normal" fo:font-weight="normal"/>
    </style:style>
    <style:style style:name="P2" style:family="paragraph" style:parent-style-name="Heading_20_3">
      <style:paragraph-properties fo:margin-left="0.1665in" fo:margin-right="0in" fo:line-height="150%" fo:orphans="2" fo:widows="2" fo:text-indent="0in" style:auto-text-indent="false"/>
    </style:style>
    <style:style style:name="P3" style:family="paragraph" style:parent-style-name="Text_20_body">
      <style:paragraph-properties fo:margin-left="0.1252in" fo:margin-right="0in" fo:orphans="2" fo:widows="2" fo:text-indent="0in" style:auto-text-indent="false"/>
      <style:text-properties fo:font-variant="normal" fo:text-transform="none" fo:color="#404040" loext:opacity="100%" style:font-name="Inter" fo:font-size="12pt" fo:letter-spacing="normal" fo:font-style="normal" fo:font-weight="normal"/>
    </style:style>
    <style:style style:name="P4" style:family="paragraph" style:parent-style-name="Text_20_body">
      <style:paragraph-properties fo:margin-left="0in" fo:margin-right="0in" fo:text-indent="0in" style:auto-text-indent="false"/>
      <style:text-properties fo:color="#ffffff" loext:opacity="100%" fo:background-color="#000000" loext:padding="0in" loext:border="none"/>
    </style:style>
    <style:style style:name="P5"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var ds-font-family-code"/>
    </style:style>
    <style:style style:name="P6" style:family="paragraph" style:parent-style-name="Preformatted_20_Text">
      <style:paragraph-properties fo:margin-left="0in" fo:margin-right="0in" fo:margin-top="0in" fo:margin-bottom="0in" style:contextual-spacing="false" fo:padding="0in" fo:border="none"/>
    </style:style>
    <style:style style:name="P7" style:family="paragraph" style:parent-style-name="Heading_20_4">
      <style:paragraph-properties fo:margin-left="0.1665in" fo:margin-right="0in" fo:orphans="2" fo:widows="2" fo:text-indent="0in" style:auto-text-indent="false"/>
    </style:style>
    <style:style style:name="P8" style:family="paragraph" style:parent-style-name="Text_20_body">
      <style:paragraph-properties fo:margin-left="0.1252in" fo:margin-right="0in" fo:orphans="2" fo:widows="2" fo:text-indent="0in" style:auto-text-indent="false"/>
    </style:style>
    <style:style style:name="P9" style:family="paragraph" style:parent-style-name="Text_20_body" style:list-style-name="L1">
      <style:paragraph-properties fo:margin-left="0in" fo:margin-right="0in" fo:margin-top="0in" fo:margin-bottom="0.0417in" style:contextual-spacing="false" fo:orphans="2" fo:widows="2" fo:text-indent="0in" style:auto-text-indent="false"/>
    </style:style>
    <style:style style:name="P10"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1"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12" style:family="paragraph" style:parent-style-name="Text_20_body" style:list-style-name="L2">
      <style:paragraph-properties fo:margin-left="0in" fo:margin-right="0in" fo:margin-top="0in" fo:margin-bottom="0.0417in" style:contextual-spacing="false" fo:orphans="2" fo:widows="2" fo:text-indent="0in" style:auto-text-indent="false"/>
    </style:style>
    <style:style style:name="P13" style:family="paragraph" style:parent-style-name="Text_20_body" style:list-style-name="L2">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4" style:family="paragraph" style:parent-style-name="Text_20_body" style:list-style-name="L2">
      <style:paragraph-properties fo:margin-left="0in" fo:margin-right="0in" fo:margin-top="0in" fo:margin-bottom="0in" style:contextual-spacing="false" fo:orphans="2" fo:widows="2" fo:text-indent="0in" style:auto-text-indent="false"/>
    </style:style>
    <style:style style:name="P15" style:family="paragraph" style:parent-style-name="Text_20_body" style:list-style-name="L3">
      <style:paragraph-properties fo:margin-left="0in" fo:margin-right="0in" fo:margin-top="0in" fo:margin-bottom="0.0417in" style:contextual-spacing="false" fo:orphans="2" fo:widows="2" fo:text-indent="0in" style:auto-text-indent="false"/>
    </style:style>
    <style:style style:name="P16" style:family="paragraph" style:parent-style-name="Text_20_body" style:list-style-name="L3">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7" style:family="paragraph" style:parent-style-name="Text_20_body" style:list-style-name="L3">
      <style:paragraph-properties fo:margin-left="0in" fo:margin-right="0in" fo:margin-top="0in" fo:margin-bottom="0in" style:contextual-spacing="false" fo:orphans="2" fo:widows="2" fo:text-indent="0in" style:auto-text-indent="false"/>
    </style:style>
    <style:style style:name="P18" style:family="paragraph" style:parent-style-name="Text_20_body" style:list-style-name="L4">
      <style:paragraph-properties fo:margin-left="0in" fo:margin-right="0in" fo:margin-top="0in" fo:margin-bottom="0.0417in" style:contextual-spacing="false" fo:orphans="2" fo:widows="2" fo:text-indent="0in" style:auto-text-indent="false"/>
    </style:style>
    <style:style style:name="P19" style:family="paragraph" style:parent-style-name="Text_20_body" style:list-style-name="L4">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20" style:family="paragraph" style:parent-style-name="Text_20_body" style:list-style-name="L4">
      <style:paragraph-properties fo:margin-left="0in" fo:margin-right="0in" fo:margin-top="0in" fo:margin-bottom="0in" style:contextual-spacing="false" fo:orphans="2" fo:widows="2" fo:text-indent="0in" style:auto-text-indent="false"/>
    </style:style>
    <style:style style:name="P21" style:family="paragraph" style:parent-style-name="Text_20_body" style:list-style-name="L5">
      <style:paragraph-properties fo:margin-left="0in" fo:margin-right="0in" fo:margin-top="0in" fo:margin-bottom="0.0417in" style:contextual-spacing="false" fo:orphans="2" fo:widows="2" fo:text-indent="0in" style:auto-text-indent="false"/>
    </style:style>
    <style:style style:name="P22" style:family="paragraph" style:parent-style-name="Text_20_body" style:list-style-name="L5">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23" style:family="paragraph" style:parent-style-name="Text_20_body" style:list-style-name="L5">
      <style:paragraph-properties fo:margin-left="0in" fo:margin-right="0in" fo:margin-top="0in" fo:margin-bottom="0in" style:contextual-spacing="false" fo:orphans="2" fo:widows="2" fo:text-indent="0in" style:auto-text-indent="false"/>
    </style:style>
    <style:style style:name="P24" style:family="paragraph" style:parent-style-name="Text_20_body" style:list-style-name="L6">
      <style:paragraph-properties fo:margin-left="0in" fo:margin-right="0in" fo:margin-top="0in" fo:margin-bottom="0.0417in" style:contextual-spacing="false" fo:orphans="2" fo:widows="2" fo:text-indent="0in" style:auto-text-indent="false"/>
    </style:style>
    <style:style style:name="P25" style:family="paragraph" style:parent-style-name="Text_20_body" style:list-style-name="L6">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26" style:family="paragraph" style:parent-style-name="Text_20_body" style:list-style-name="L7">
      <style:paragraph-properties fo:margin-left="0in" fo:margin-right="0in" fo:margin-top="0in" fo:margin-bottom="0.0417in" style:contextual-spacing="false" fo:orphans="2" fo:widows="2" fo:text-indent="0in" style:auto-text-indent="false"/>
    </style:style>
    <style:style style:name="P27" style:family="paragraph" style:parent-style-name="Text_20_body" style:list-style-name="L7">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28" style:family="paragraph" style:parent-style-name="Text_20_body" style:list-style-name="L7">
      <style:paragraph-properties fo:margin-left="0in" fo:margin-right="0in" fo:margin-top="0in" fo:margin-bottom="0in" style:contextual-spacing="false" fo:orphans="2" fo:widows="2" fo:text-indent="0in" style:auto-text-indent="false"/>
    </style:style>
    <style:style style:name="P29" style:family="paragraph" style:parent-style-name="Text_20_body" style:list-style-name="L8">
      <style:paragraph-properties fo:margin-left="0in" fo:margin-right="0in" fo:margin-top="0in" fo:margin-bottom="0.0417in" style:contextual-spacing="false" fo:orphans="2" fo:widows="2" fo:text-indent="0in" style:auto-text-indent="false"/>
    </style:style>
    <style:style style:name="P30" style:family="paragraph" style:parent-style-name="Text_20_body" style:list-style-name="L8">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31" style:family="paragraph" style:parent-style-name="Standard">
      <loext:graphic-properties draw:fill="none"/>
      <style:paragraph-properties fo:margin-left="-0.3118in" fo:margin-right="0in" fo:text-indent="0in" style:auto-text-indent="false" fo:background-color="transparent"/>
    </style:style>
    <style:style style:name="T1" style:family="text">
      <style:text-properties fo:font-variant="normal" fo:text-transform="none" fo:color="#404040" loext:opacity="100%" style:font-name="Inter" fo:letter-spacing="normal" fo:font-style="normal" fo:font-weight="normal"/>
    </style:style>
    <style:style style:name="T2" style:family="text">
      <style:text-properties style:font-name="var ds-font-family-code"/>
    </style:style>
    <style:style style:name="T3" style:family="text">
      <style:text-properties fo:font-variant="normal" fo:text-transform="none" fo:color="#404040" loext:opacity="100%" style:font-name="Inter" fo:font-size="12pt" fo:letter-spacing="normal" fo:font-style="normal" fo:font-weight="normal"/>
    </style:style>
    <style:style style:name="T4" style:family="text">
      <style:text-properties fo:font-variant="normal" fo:text-transform="none" fo:color="#404040" loext:opacity="100%" style:font-name="var ds-font-family-code" fo:font-size="12pt" fo:letter-spacing="normal" fo:font-style="normal" fo:font-weight="normal" loext:padding="0in" loext:border="none"/>
    </style:style>
    <text:list-style style:name="L1">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project is a web-based admin dashboard for managing categories, subcategories, items, orders, analytics, and more. It includes authentication, user management, and various CRUD (Create, Read, Update, Delete) operations. Below is a detailed explanation of the folder structure, file connections, and the functionality of each part.</text:p>
      <text:p text:style-name="Horizontal_20_Line"/>
      <text:h text:style-name="P2" text:outline-level="3"><text:span text:style-name="Strong_20_Emphasis"><text:span text:style-name="T1">Folder Structure</text:span></text:span></text:h>
      <text:p text:style-name="P3">The project is organized into the following structure:</text:p>
      <text:p text:style-name="P4">Copy</text:p>
      <text:p text:style-name="P5">project-root/</text:p>
      <text:p text:style-name="P6">│</text:p>
      <text:p text:style-name="P6">├── <text:span text:style-name="T2">assets/</text:span></text:p>
      <text:p text:style-name="P6">│ <text:s text:c="2"/>├── <text:span text:style-name="T2">admin.css <text:s text:c="11"/># Styles for the admin dashboard</text:span></text:p>
      <text:p text:style-name="P6">│ <text:s text:c="2"/>├── <text:span text:style-name="T2">categories.css <text:s text:c="6"/># Styles for the categories page</text:span></text:p>
      <text:p text:style-name="P6">│ <text:s text:c="2"/>├── <text:span text:style-name="T2">items.css <text:s text:c="11"/># Styles for the items page</text:span></text:p>
      <text:p text:style-name="P6">│ <text:s text:c="2"/>├── <text:span text:style-name="T2">shared.css <text:s text:c="10"/># Shared styles across all pages</text:span></text:p>
      <text:p text:style-name="P6">│ <text:s text:c="2"/>├── <text:span text:style-name="T2">subcategories.css <text:s text:c="3"/># Styles for the subcategories page</text:span></text:p>
      <text:p text:style-name="P6">│ <text:s text:c="2"/>└── <text:span text:style-name="T2">styles.css <text:s text:c="10"/># General styles for authentication pages</text:span></text:p>
      <text:p text:style-name="P6">│</text:p>
      <text:p text:style-name="P6">├── <text:span text:style-name="T2">js/</text:span></text:p>
      <text:p text:style-name="P6">│ <text:s text:c="2"/>├── <text:span text:style-name="T2">authentication.js <text:s text:c="3"/># Handles login, signup, password reset, etc.</text:span></text:p>
      <text:p text:style-name="P6">│ <text:s text:c="2"/>├── <text:span text:style-name="T2">categories.js <text:s text:c="7"/># Logic for managing categories</text:span></text:p>
      <text:p text:style-name="P6">│ <text:s text:c="2"/>├── <text:span text:style-name="T2">dashboard.js <text:s text:c="8"/># Logic for the admin dashboard</text:span></text:p>
      <text:p text:style-name="P6">│ <text:s text:c="2"/>├── <text:span text:style-name="T2">items.js <text:s text:c="12"/># Logic for managing items</text:span></text:p>
      <text:p text:style-name="P6">│ <text:s text:c="2"/>├── <text:span text:style-name="T2">shared.js <text:s text:c="11"/># Shared JavaScript functions (e.g., logout, theme toggle)</text:span></text:p>
      <text:p text:style-name="P6">│ <text:s text:c="2"/>└── <text:span text:style-name="T2">subcategories.js <text:s text:c="4"/># Logic for managing subcategories</text:span></text:p>
      <text:p text:style-name="P6">│</text:p>
      <text:p text:style-name="P6">├── <text:span text:style-name="T2">html/</text:span></text:p>
      <text:p text:style-name="P6">│ <text:s text:c="2"/>├── <text:span text:style-name="T2">admin.html <text:s text:c="10"/># Admin dashboard page</text:span></text:p>
      <text:p text:style-name="P6">│ <text:s text:c="2"/>├── <text:span text:style-name="T2">categories.html <text:s text:c="5"/># Categories management page</text:span></text:p>
      <text:p text:style-name="P6">│ <text:s text:c="2"/>├── <text:span text:style-name="T2">items.html <text:s text:c="10"/># Items management page</text:span></text:p>
      <text:p text:style-name="P6">│ <text:s text:c="2"/>├── <text:span text:style-name="T2">login.html <text:s text:c="10"/># Login page</text:span></text:p>
      <text:p text:style-name="P6">│ <text:s text:c="2"/>├── <text:span text:style-name="T2">new-password.html <text:s text:c="3"/># Page for setting a new password</text:span></text:p>
      <text:p text:style-name="P6">│ <text:s text:c="2"/>├── <text:span text:style-name="T2">reset-password.html <text:s/># Page for resetting password</text:span></text:p>
      <text:p text:style-name="P6">│ <text:s text:c="2"/>├── <text:span text:style-name="T2">signup.html <text:s text:c="9"/># Signup page</text:span></text:p>
      <text:p text:style-name="P6">│ <text:s text:c="2"/>├── <text:span text:style-name="T2">subcategories.html <text:s text:c="2"/># Subcategories management page</text:span></text:p>
      <text:p text:style-name="P6">│ <text:s text:c="2"/>└── <text:span text:style-name="T2">verify-code.html <text:s text:c="4"/># Page for verifying reset code</text:span></text:p>
      <text:p text:style-name="P6">│</text:p>
      <text:p text:style-name="P6">└── <text:span text:style-name="T2">(other files like images, fonts, etc.)</text:span></text:p>
      <text:p text:style-name="Horizontal_20_Line"/>
      <text:h text:style-name="P2" text:outline-level="3"><text:span text:style-name="Strong_20_Emphasis"><text:span text:style-name="T1">Key Files and Their Functionality</text:span></text:span></text:h>
      <text:h text:style-name="P7" text:outline-level="4"><text:span text:style-name="Strong_20_Emphasis"><text:span text:style-name="T3">1. Authentication Pages (</text:span></text:span><text:span text:style-name="Strong_20_Emphasis"><text:span text:style-name="Source_20_Text"><text:span text:style-name="T4">login.html</text:span></text:span></text:span><text:span text:style-name="Strong_20_Emphasis"><text:span text:style-name="T3">, </text:span></text:span><text:span text:style-name="Strong_20_Emphasis"><text:span text:style-name="Source_20_Text"><text:span text:style-name="T4">signup.html</text:span></text:span></text:span><text:span text:style-name="Strong_20_Emphasis"><text:span text:style-name="T3">, </text:span></text:span><text:span text:style-name="Strong_20_Emphasis"><text:span text:style-name="Source_20_Text"><text:span text:style-name="T4">reset-password.html</text:span></text:span></text:span><text:span text:style-name="Strong_20_Emphasis"><text:span text:style-name="T3">, etc.)</text:span></text:span></text:h>
      <text:p text:style-name="P8"><text:span text:style-name="T3">These pages handle user authentication, including login, signup, password reset, and verification. They are connected to the backend via the </text:span><text:span text:style-name="Source_20_Text"><text:span text:style-name="T4">authentication.js</text:span></text:span><text:span text:style-name="T3"> file.</text:span></text:p>
      <text:list text:style-name="L1">
        <text:list-item>
          <text:p text:style-name="P9"><text:span text:style-name="Strong_20_Emphasis"><text:span text:style-name="Source_20_Text"><text:span text:style-name="T4">login.html</text:span></text:span></text:span><text:span text:style-name="T3">:</text:span></text:p>
          <text:list>
            <text:list-item>
              <text:p text:style-name="P10">Contains a form for users to log in with their email and password.</text:p>
            </text:list-item>
            <text:list-item>
              <text:p text:style-name="P11"><text:soft-page-break/><text:span text:style-name="T3">On successful login, the user is redirected to the admin dashboard (</text:span><text:span text:style-name="Source_20_Text"><text:span text:style-name="T4">admin.html</text:span></text:span><text:span text:style-name="T3">).</text:span></text:p>
            </text:list-item>
            <text:list-item>
              <text:p text:style-name="P11"><text:span text:style-name="T3">Uses </text:span><text:span text:style-name="Source_20_Text"><text:span text:style-name="T4">authentication.js</text:span></text:span><text:span text:style-name="T3"> to handle form submission and API calls to the backend.</text:span></text:p>
            </text:list-item>
          </text:list>
        </text:list-item>
        <text:list-item>
          <text:p text:style-name="P9"><text:span text:style-name="Strong_20_Emphasis"><text:span text:style-name="Source_20_Text"><text:span text:style-name="T4">signup.html</text:span></text:span></text:span><text:span text:style-name="T3">:</text:span></text:p>
          <text:list>
            <text:list-item>
              <text:p text:style-name="P10">Allows new users to create an account by providing their name, email, and password.</text:p>
            </text:list-item>
            <text:list-item>
              <text:p text:style-name="P10">Validates the password strength (must be at least 8 characters, include a number, a special character, and an uppercase letter).</text:p>
            </text:list-item>
            <text:list-item>
              <text:p text:style-name="P10">On successful signup, the user is redirected to the login page.</text:p>
            </text:list-item>
          </text:list>
        </text:list-item>
        <text:list-item>
          <text:p text:style-name="P9"><text:span text:style-name="Strong_20_Emphasis"><text:span text:style-name="Source_20_Text"><text:span text:style-name="T4">reset-password.html</text:span></text:span></text:span><text:span text:style-name="T3">:</text:span></text:p>
          <text:list>
            <text:list-item>
              <text:p text:style-name="P10">Allows users to reset their password by entering their email.</text:p>
            </text:list-item>
            <text:list-item>
              <text:p text:style-name="P11"><text:span text:style-name="T3">Sends a reset code to the user's email, which they must verify on the </text:span><text:span text:style-name="Source_20_Text"><text:span text:style-name="T4">verify-code.html</text:span></text:span><text:span text:style-name="T3"> page.</text:span></text:p>
            </text:list-item>
          </text:list>
        </text:list-item>
        <text:list-item>
          <text:p text:style-name="P9"><text:span text:style-name="Strong_20_Emphasis"><text:span text:style-name="Source_20_Text"><text:span text:style-name="T4">new-password.html</text:span></text:span></text:span><text:span text:style-name="T3">:</text:span></text:p>
          <text:list>
            <text:list-item>
              <text:p text:style-name="P10">After verifying the reset code, users can set a new password on this page.</text:p>
            </text:list-item>
          </text:list>
        </text:list-item>
        <text:list-item>
          <text:p text:style-name="P9"><text:span text:style-name="Strong_20_Emphasis"><text:span text:style-name="Source_20_Text"><text:span text:style-name="T4">verify-code.html</text:span></text:span></text:span><text:span text:style-name="T3">:</text:span></text:p>
          <text:list>
            <text:list-item>
              <text:p text:style-name="P10">Users enter the reset code sent to their email to verify their identity before resetting their password.</text:p>
            </text:list-item>
          </text:list>
        </text:list-item>
      </text:list>
      <text:p text:style-name="Horizontal_20_Line"/>
      <text:h text:style-name="P7" text:outline-level="4"><text:span text:style-name="Strong_20_Emphasis"><text:span text:style-name="T3">2. Admin Dashboard (</text:span></text:span><text:span text:style-name="Strong_20_Emphasis"><text:span text:style-name="Source_20_Text"><text:span text:style-name="T4">admin.html</text:span></text:span></text:span><text:span text:style-name="Strong_20_Emphasis"><text:span text:style-name="T3">)</text:span></text:span></text:h>
      <text:p text:style-name="P3">This is the main dashboard for administrators. It provides an overview of the system, including total orders, revenue, and popular products. It also includes quick actions to manage categories, subcategories, items, orders, analytics, and loyalty programs.</text:p>
      <text:list text:style-name="L2">
        <text:list-item>
          <text:p text:style-name="P12"><text:span text:style-name="Strong_20_Emphasis"><text:span text:style-name="Source_20_Text"><text:span text:style-name="T4">admin.html</text:span></text:span></text:span><text:span text:style-name="T3">:</text:span></text:p>
          <text:list>
            <text:list-item>
              <text:p text:style-name="P13">Displays a sidebar with navigation links to different sections of the dashboard.</text:p>
            </text:list-item>
            <text:list-item>
              <text:p text:style-name="P13">Shows key metrics like total orders, revenue, and popular products.</text:p>
            </text:list-item>
            <text:list-item>
              <text:p text:style-name="P13">Includes quick action buttons for managing categories, subcategories, items, etc.</text:p>
            </text:list-item>
            <text:list-item>
              <text:p text:style-name="P14"><text:span text:style-name="T3">Uses </text:span><text:span text:style-name="Source_20_Text"><text:span text:style-name="T4">dashboard.js</text:span></text:span><text:span text:style-name="T3"> to fetch and display data from the backend.</text:span></text:p>
            </text:list-item>
          </text:list>
        </text:list-item>
        <text:list-item>
          <text:p text:style-name="P12"><text:span text:style-name="Strong_20_Emphasis"><text:span text:style-name="Source_20_Text"><text:span text:style-name="T4">dashboard.js</text:span></text:span></text:span><text:span text:style-name="T3">:</text:span></text:p>
          <text:list>
            <text:list-item>
              <text:p text:style-name="P13">Handles the logic for fetching dashboard data (e.g., total orders, revenue) from the backend.</text:p>
            </text:list-item>
            <text:list-item>
              <text:p text:style-name="P13">Manages the sidebar toggle, theme toggle (light/dark mode), and logout functionality.</text:p>
            </text:list-item>
            <text:list-item>
              <text:p text:style-name="P13">Redirects users to the login page if they are not authenticated.</text:p>
            </text:list-item>
          </text:list>
        </text:list-item>
      </text:list>
      <text:p text:style-name="Horizontal_20_Line"/>
      <text:h text:style-name="P7" text:outline-level="4"><text:soft-page-break/><text:span text:style-name="Strong_20_Emphasis"><text:span text:style-name="T3">3. Categories Management (</text:span></text:span><text:span text:style-name="Strong_20_Emphasis"><text:span text:style-name="Source_20_Text"><text:span text:style-name="T4">categories.html</text:span></text:span></text:span><text:span text:style-name="Strong_20_Emphasis"><text:span text:style-name="T3">, </text:span></text:span><text:span text:style-name="Strong_20_Emphasis"><text:span text:style-name="Source_20_Text"><text:span text:style-name="T4">categories.js</text:span></text:span></text:span><text:span text:style-name="Strong_20_Emphasis"><text:span text:style-name="T3">, </text:span></text:span><text:span text:style-name="Strong_20_Emphasis"><text:span text:style-name="Source_20_Text"><text:span text:style-name="T4">categories.css</text:span></text:span></text:span><text:span text:style-name="Strong_20_Emphasis"><text:span text:style-name="T3">)</text:span></text:span></text:h>
      <text:p text:style-name="P3">This section allows administrators to manage product categories. Categories can be added, edited, deleted, and searched.</text:p>
      <text:list text:style-name="L3">
        <text:list-item>
          <text:p text:style-name="P15"><text:span text:style-name="Strong_20_Emphasis"><text:span text:style-name="Source_20_Text"><text:span text:style-name="T4">categories.html</text:span></text:span></text:span><text:span text:style-name="T3">:</text:span></text:p>
          <text:list>
            <text:list-item>
              <text:p text:style-name="P16">Contains a form to add new categories, including a name and an image.</text:p>
            </text:list-item>
            <text:list-item>
              <text:p text:style-name="P16">Displays a table of existing categories with options to edit or delete them.</text:p>
            </text:list-item>
            <text:list-item>
              <text:p text:style-name="P16">Includes search and sort functionality.</text:p>
            </text:list-item>
          </text:list>
        </text:list-item>
        <text:list-item>
          <text:p text:style-name="P15"><text:span text:style-name="Strong_20_Emphasis"><text:span text:style-name="Source_20_Text"><text:span text:style-name="T4">categories.js</text:span></text:span></text:span><text:span text:style-name="T3">:</text:span></text:p>
          <text:list>
            <text:list-item>
              <text:p text:style-name="P16">Handles the logic for adding, editing, deleting, and searching categories.</text:p>
            </text:list-item>
            <text:list-item>
              <text:p text:style-name="P17"><text:span text:style-name="T3">Uses the </text:span><text:span text:style-name="Source_20_Text"><text:span text:style-name="T4">fetch</text:span></text:span><text:span text:style-name="T3"> API to communicate with the backend.</text:span></text:p>
            </text:list-item>
            <text:list-item>
              <text:p text:style-name="P16">Implements drag-and-drop functionality for uploading category images.</text:p>
            </text:list-item>
          </text:list>
        </text:list-item>
        <text:list-item>
          <text:p text:style-name="P15"><text:span text:style-name="Strong_20_Emphasis"><text:span text:style-name="Source_20_Text"><text:span text:style-name="T4">categories.css</text:span></text:span></text:span><text:span text:style-name="T3">:</text:span></text:p>
          <text:list>
            <text:list-item>
              <text:p text:style-name="P16">Provides styles for the categories management page, including the table, forms, and buttons.</text:p>
            </text:list-item>
          </text:list>
        </text:list-item>
      </text:list>
      <text:p text:style-name="Horizontal_20_Line"/>
      <text:h text:style-name="P7" text:outline-level="4"><text:span text:style-name="Strong_20_Emphasis"><text:span text:style-name="T3">4. Subcategories Management (</text:span></text:span><text:span text:style-name="Strong_20_Emphasis"><text:span text:style-name="Source_20_Text"><text:span text:style-name="T4">subcategories.html</text:span></text:span></text:span><text:span text:style-name="Strong_20_Emphasis"><text:span text:style-name="T3">, </text:span></text:span><text:span text:style-name="Strong_20_Emphasis"><text:span text:style-name="Source_20_Text"><text:span text:style-name="T4">subcategories.js</text:span></text:span></text:span><text:span text:style-name="Strong_20_Emphasis"><text:span text:style-name="T3">, </text:span></text:span><text:span text:style-name="Strong_20_Emphasis"><text:span text:style-name="Source_20_Text"><text:span text:style-name="T4">subcategories.css</text:span></text:span></text:span><text:span text:style-name="Strong_20_Emphasis"><text:span text:style-name="T3">)</text:span></text:span></text:h>
      <text:p text:style-name="P3">This section allows administrators to manage subcategories under each category. Subcategories can be added, edited, deleted, and searched.</text:p>
      <text:list text:style-name="L4">
        <text:list-item>
          <text:p text:style-name="P18"><text:span text:style-name="Strong_20_Emphasis"><text:span text:style-name="Source_20_Text"><text:span text:style-name="T4">subcategories.html</text:span></text:span></text:span><text:span text:style-name="T3">:</text:span></text:p>
          <text:list>
            <text:list-item>
              <text:p text:style-name="P19">Contains a form to add new subcategories, including a name, category, and image.</text:p>
            </text:list-item>
            <text:list-item>
              <text:p text:style-name="P19">Displays a table of existing subcategories with options to edit or delete them.</text:p>
            </text:list-item>
            <text:list-item>
              <text:p text:style-name="P19">Includes search, sort, and filter functionality.</text:p>
            </text:list-item>
          </text:list>
        </text:list-item>
        <text:list-item>
          <text:p text:style-name="P18"><text:span text:style-name="Strong_20_Emphasis"><text:span text:style-name="Source_20_Text"><text:span text:style-name="T4">subcategories.js</text:span></text:span></text:span><text:span text:style-name="T3">:</text:span></text:p>
          <text:list>
            <text:list-item>
              <text:p text:style-name="P19">Handles the logic for adding, editing, deleting, and searching subcategories.</text:p>
            </text:list-item>
            <text:list-item>
              <text:p text:style-name="P20"><text:span text:style-name="T3">Uses the </text:span><text:span text:style-name="Source_20_Text"><text:span text:style-name="T4">fetch</text:span></text:span><text:span text:style-name="T3"> API to communicate with the backend.</text:span></text:p>
            </text:list-item>
            <text:list-item>
              <text:p text:style-name="P19">Implements drag-and-drop functionality for uploading subcategory images.</text:p>
            </text:list-item>
          </text:list>
        </text:list-item>
        <text:list-item>
          <text:p text:style-name="P18"><text:span text:style-name="Strong_20_Emphasis"><text:span text:style-name="Source_20_Text"><text:span text:style-name="T4">subcategories.css</text:span></text:span></text:span><text:span text:style-name="T3">:</text:span></text:p>
          <text:list>
            <text:list-item>
              <text:p text:style-name="P19">Provides styles for the subcategories management page, including the table, forms, and buttons.</text:p>
            </text:list-item>
          </text:list>
        </text:list-item>
      </text:list>
      <text:p text:style-name="Horizontal_20_Line"/>
      <text:h text:style-name="P7" text:outline-level="4"><text:span text:style-name="Strong_20_Emphasis"><text:span text:style-name="T3">5. Items Management (</text:span></text:span><text:span text:style-name="Strong_20_Emphasis"><text:span text:style-name="Source_20_Text"><text:span text:style-name="T4">items.html</text:span></text:span></text:span><text:span text:style-name="Strong_20_Emphasis"><text:span text:style-name="T3">, </text:span></text:span><text:span text:style-name="Strong_20_Emphasis"><text:span text:style-name="Source_20_Text"><text:span text:style-name="T4">items.js</text:span></text:span></text:span><text:span text:style-name="Strong_20_Emphasis"><text:span text:style-name="T3">, </text:span></text:span><text:span text:style-name="Strong_20_Emphasis"><text:span text:style-name="Source_20_Text"><text:span text:style-name="T4">items.css</text:span></text:span></text:span><text:span text:style-name="Strong_20_Emphasis"><text:span text:style-name="T3">)</text:span></text:span></text:h>
      <text:p text:style-name="P3">This section allows administrators to manage individual items (products). Items can be added, edited, deleted, and searched.</text:p>
      <text:list text:style-name="L5">
        <text:list-item>
          <text:p text:style-name="P21"><text:span text:style-name="Strong_20_Emphasis"><text:span text:style-name="Source_20_Text"><text:span text:style-name="T4">items.html</text:span></text:span></text:span><text:span text:style-name="T3">:</text:span></text:p>
          <text:list>
            <text:list-item>
              <text:p text:style-name="P22">Contains a form to add new items, including a name, price, category, subcategory, and image.</text:p>
            </text:list-item>
            <text:list-item>
              <text:p text:style-name="P22">Displays a table of existing items with options to edit or delete them.</text:p>
            </text:list-item>
            <text:list-item>
              <text:p text:style-name="P22">Includes search, sort, and filter functionality.</text:p>
            </text:list-item>
          </text:list>
        </text:list-item>
        <text:list-item>
          <text:p text:style-name="P21"><text:soft-page-break/><text:span text:style-name="Strong_20_Emphasis"><text:span text:style-name="Source_20_Text"><text:span text:style-name="T4">items.js</text:span></text:span></text:span><text:span text:style-name="T3">:</text:span></text:p>
          <text:list>
            <text:list-item>
              <text:p text:style-name="P22">Handles the logic for adding, editing, deleting, and searching items.</text:p>
            </text:list-item>
            <text:list-item>
              <text:p text:style-name="P23"><text:span text:style-name="T3">Uses the </text:span><text:span text:style-name="Source_20_Text"><text:span text:style-name="T4">fetch</text:span></text:span><text:span text:style-name="T3"> API to communicate with the backend.</text:span></text:p>
            </text:list-item>
            <text:list-item>
              <text:p text:style-name="P22">Implements drag-and-drop functionality for uploading item images.</text:p>
            </text:list-item>
          </text:list>
        </text:list-item>
        <text:list-item>
          <text:p text:style-name="P21"><text:span text:style-name="Strong_20_Emphasis"><text:span text:style-name="Source_20_Text"><text:span text:style-name="T4">items.css</text:span></text:span></text:span><text:span text:style-name="T3">:</text:span></text:p>
          <text:list>
            <text:list-item>
              <text:p text:style-name="P22">Provides styles for the items management page, including the table, forms, and buttons.</text:p>
            </text:list-item>
          </text:list>
        </text:list-item>
      </text:list>
      <text:p text:style-name="Horizontal_20_Line"/>
      <text:h text:style-name="P7" text:outline-level="4"><text:span text:style-name="Strong_20_Emphasis"><text:span text:style-name="T3">6. Shared Files (</text:span></text:span><text:span text:style-name="Strong_20_Emphasis"><text:span text:style-name="Source_20_Text"><text:span text:style-name="T4">shared.js</text:span></text:span></text:span><text:span text:style-name="Strong_20_Emphasis"><text:span text:style-name="T3">, </text:span></text:span><text:span text:style-name="Strong_20_Emphasis"><text:span text:style-name="Source_20_Text"><text:span text:style-name="T4">shared.css</text:span></text:span></text:span><text:span text:style-name="Strong_20_Emphasis"><text:span text:style-name="T3">)</text:span></text:span></text:h>
      <text:p text:style-name="P3">These files contain shared functionality and styles used across multiple pages.</text:p>
      <text:list text:style-name="L6">
        <text:list-item>
          <text:p text:style-name="P24"><text:span text:style-name="Strong_20_Emphasis"><text:span text:style-name="Source_20_Text"><text:span text:style-name="T4">shared.js</text:span></text:span></text:span><text:span text:style-name="T3">:</text:span></text:p>
          <text:list>
            <text:list-item>
              <text:p text:style-name="P25">Contains shared JavaScript functions, such as handling logout, theme toggling, and displaying toast notifications.</text:p>
            </text:list-item>
            <text:list-item>
              <text:p text:style-name="P25">Used by multiple pages to maintain consistent behavior.</text:p>
            </text:list-item>
          </text:list>
        </text:list-item>
        <text:list-item>
          <text:p text:style-name="P24"><text:span text:style-name="Strong_20_Emphasis"><text:span text:style-name="Source_20_Text"><text:span text:style-name="T4">shared.css</text:span></text:span></text:span><text:span text:style-name="T3">:</text:span></text:p>
          <text:list>
            <text:list-item>
              <text:p text:style-name="P25">Contains shared styles, such as button styles, toast notifications, and loading spinners.</text:p>
            </text:list-item>
            <text:list-item>
              <text:p text:style-name="P25">Ensures a consistent look and feel across the application.</text:p>
            </text:list-item>
          </text:list>
        </text:list-item>
      </text:list>
      <text:p text:style-name="Horizontal_20_Line"/>
      <text:h text:style-name="P7" text:outline-level="4"><text:span text:style-name="Strong_20_Emphasis"><text:span text:style-name="T3">7. Backend Communication</text:span></text:span></text:h>
      <text:p text:style-name="P8"><text:span text:style-name="T3">All JavaScript files (</text:span><text:span text:style-name="Source_20_Text"><text:span text:style-name="T4">authentication.js</text:span></text:span><text:span text:style-name="T3">, </text:span><text:span text:style-name="Source_20_Text"><text:span text:style-name="T4">dashboard.js</text:span></text:span><text:span text:style-name="T3">, </text:span><text:span text:style-name="Source_20_Text"><text:span text:style-name="T4">categories.js</text:span></text:span><text:span text:style-name="T3">, etc.) communicate with the backend using the </text:span><text:span text:style-name="Source_20_Text"><text:span text:style-name="T4">fetch</text:span></text:span><text:span text:style-name="T3"> API. The backend is assumed to be running on </text:span><text:span text:style-name="Source_20_Text"><text:span text:style-name="T4">http://localhost:5000/api</text:span></text:span><text:span text:style-name="T3">.</text:span></text:p>
      <text:list text:style-name="L7">
        <text:list-item>
          <text:p text:style-name="P26"><text:span text:style-name="Strong_20_Emphasis"><text:span text:style-name="T3">Authentication</text:span></text:span><text:span text:style-name="T3">:</text:span></text:p>
          <text:list>
            <text:list-item>
              <text:p text:style-name="P27">Login, signup, password reset, and verification are handled by sending requests to the backend API.</text:p>
            </text:list-item>
            <text:list-item>
              <text:p text:style-name="P28"><text:span text:style-name="T3">For example, the login form sends a POST request to </text:span><text:span text:style-name="Source_20_Text"><text:span text:style-name="T4">/api/login</text:span></text:span><text:span text:style-name="T3"> with the user's email and password.</text:span></text:p>
            </text:list-item>
          </text:list>
        </text:list-item>
        <text:list-item>
          <text:p text:style-name="P26"><text:span text:style-name="Strong_20_Emphasis"><text:span text:style-name="T3">Dashboard</text:span></text:span><text:span text:style-name="T3">:</text:span></text:p>
          <text:list>
            <text:list-item>
              <text:p text:style-name="P28"><text:span text:style-name="T3">The dashboard fetches data from </text:span><text:span text:style-name="Source_20_Text"><text:span text:style-name="T4">/api/dashboard</text:span></text:span><text:span text:style-name="T3"> to display metrics like total orders and revenue.</text:span></text:p>
            </text:list-item>
          </text:list>
        </text:list-item>
        <text:list-item>
          <text:p text:style-name="P26"><text:span text:style-name="Strong_20_Emphasis"><text:span text:style-name="T3">Categories, Subcategories, and Items</text:span></text:span><text:span text:style-name="T3">:</text:span></text:p>
          <text:list>
            <text:list-item>
              <text:p text:style-name="P28"><text:span text:style-name="T3">CRUD operations are handled by sending requests to </text:span><text:span text:style-name="Source_20_Text"><text:span text:style-name="T4">/api/categories</text:span></text:span><text:span text:style-name="T3">, </text:span><text:span text:style-name="Source_20_Text"><text:span text:style-name="T4">/api/subcategories</text:span></text:span><text:span text:style-name="T3">, and </text:span><text:span text:style-name="Source_20_Text"><text:span text:style-name="T4">/api/items</text:span></text:span><text:span text:style-name="T3">.</text:span></text:p>
            </text:list-item>
          </text:list>
        </text:list-item>
      </text:list>
      <text:p text:style-name="Horizontal_20_Line"/>
      <text:h text:style-name="P2" text:outline-level="3"><text:span text:style-name="Strong_20_Emphasis"><text:span text:style-name="T1">Key Features</text:span></text:span></text:h>
      <text:list text:style-name="L8">
        <text:list-item>
          <text:p text:style-name="P29"><text:span text:style-name="Strong_20_Emphasis"><text:span text:style-name="T3">Authentication</text:span></text:span><text:span text:style-name="T3">:</text:span></text:p>
          <text:list>
            <text:list-item>
              <text:p text:style-name="P30">Users can log in, sign up, reset their password, and verify their identity.</text:p>
            </text:list-item>
            <text:list-item>
              <text:p text:style-name="P30"><text:soft-page-break/>Passwords are validated for strength (must include numbers, special characters, and uppercase letters).</text:p>
            </text:list-item>
          </text:list>
        </text:list-item>
        <text:list-item>
          <text:p text:style-name="P29"><text:span text:style-name="Strong_20_Emphasis"><text:span text:style-name="T3">Admin Dashboard</text:span></text:span><text:span text:style-name="T3">:</text:span></text:p>
          <text:list>
            <text:list-item>
              <text:p text:style-name="P30">Provides an overview of key metrics (orders, revenue, popular products).</text:p>
            </text:list-item>
            <text:list-item>
              <text:p text:style-name="P30">Includes quick actions to manage categories, subcategories, items, and more.</text:p>
            </text:list-item>
          </text:list>
        </text:list-item>
        <text:list-item>
          <text:p text:style-name="P29"><text:span text:style-name="Strong_20_Emphasis"><text:span text:style-name="T3">Categories and Subcategories Management</text:span></text:span><text:span text:style-name="T3">:</text:span></text:p>
          <text:list>
            <text:list-item>
              <text:p text:style-name="P30">Administrators can add, edit, delete, and search categories and subcategories.</text:p>
            </text:list-item>
            <text:list-item>
              <text:p text:style-name="P30">Drag-and-drop functionality for uploading images.</text:p>
            </text:list-item>
          </text:list>
        </text:list-item>
        <text:list-item>
          <text:p text:style-name="P29"><text:span text:style-name="Strong_20_Emphasis"><text:span text:style-name="T3">Items Management</text:span></text:span><text:span text:style-name="T3">:</text:span></text:p>
          <text:list>
            <text:list-item>
              <text:p text:style-name="P30">Administrators can add, edit, delete, and search items.</text:p>
            </text:list-item>
            <text:list-item>
              <text:p text:style-name="P30">Items are associated with categories and subcategories.</text:p>
            </text:list-item>
          </text:list>
        </text:list-item>
        <text:list-item>
          <text:p text:style-name="P29"><text:span text:style-name="Strong_20_Emphasis"><text:span text:style-name="T3">Responsive Design</text:span></text:span><text:span text:style-name="T3">:</text:span></text:p>
          <text:list>
            <text:list-item>
              <text:p text:style-name="P30">The application is designed to work on both desktop and mobile devices.</text:p>
            </text:list-item>
            <text:list-item>
              <text:p text:style-name="P30">The sidebar can be toggled on smaller screens.</text:p>
            </text:list-item>
          </text:list>
        </text:list-item>
        <text:list-item>
          <text:p text:style-name="P29"><text:span text:style-name="Strong_20_Emphasis"><text:span text:style-name="T3">Dark Mode</text:span></text:span><text:span text:style-name="T3">:</text:span></text:p>
          <text:list>
            <text:list-item>
              <text:p text:style-name="P30">Users can toggle between light and dark modes, which is saved in local storage.</text:p>
            </text:list-item>
          </text:list>
        </text:list-item>
        <text:list-item>
          <text:p text:style-name="P29"><text:span text:style-name="Strong_20_Emphasis"><text:span text:style-name="T3">Toast Notifications</text:span></text:span><text:span text:style-name="T3">:</text:span></text:p>
          <text:list>
            <text:list-item>
              <text:p text:style-name="P30">Provides feedback to users after actions like adding, editing, or deleting items.</text:p>
            </text:list-item>
          </text:list>
        </text:list-item>
      </text:list>
      <text:p text:style-name="Horizontal_20_Line"/>
      <text:h text:style-name="P2" text:outline-level="3"><text:span text:style-name="Strong_20_Emphasis"><text:span text:style-name="T1"/></text:span></text:h>
      <text:h text:style-name="P2" text:outline-level="3"><text:span text:style-name="Strong_20_Emphasis"><text:span text:style-name="T1"/></text:span></text:h>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var ds-font-family-code" svg:font-family="'var ds-font-family-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2929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0:25:36.731600848</meta:creation-date>
    <dc:date>2025-03-05T10:29:19.676214117</dc:date>
    <meta:editing-duration>PT3M43S</meta:editing-duration>
    <meta:editing-cycles>1</meta:editing-cycles>
    <meta:generator>LibreOffice/24.8.2.1$Linux_X86_64 LibreOffice_project/480$Build-1</meta:generator>
    <meta:document-statistic meta:table-count="0" meta:image-count="0" meta:object-count="0" meta:page-count="5" meta:paragraph-count="136" meta:word-count="1217" meta:character-count="8159" meta:non-whitespace-character-count="6972"/>
  </office:meta>
</office:document-meta>
</file>